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2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TABELA</text:p>
          </table:table-cell>
          <table:table-cell office:value-type="string" calcext:value-type="string">
            <text:p>TUPLAS</text:p>
          </table:table-cell>
          <table:table-cell office:value-type="string" calcext:value-type="string">
            <text:p>TUPLAS * FS</text:p>
          </table:table-cell>
        </table:table-row>
        <table:table-row table:style-name="ro1">
          <table:table-cell office:value-type="string" calcext:value-type="string">
            <text:p>SUPPLIER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float" office:value="200000" calcext:value-type="float">
            <text:p>200000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PARTSUPP</text:p>
          </table:table-cell>
          <table:table-cell office:value-type="float" office:value="800000" calcext:value-type="float">
            <text:p>800000</text:p>
          </table:table-cell>
          <table:table-cell office:value-type="float" office:value="8000000" calcext:value-type="float">
            <text:p>8000000</text:p>
          </table:table-cell>
        </table:table-row>
        <table:table-row table:style-name="ro1">
          <table:table-cell office:value-type="string" calcext:value-type="string">
            <text:p>CUSTOMER</text:p>
          </table:table-cell>
          <table:table-cell office:value-type="float" office:value="150000" calcext:value-type="float">
            <text:p>150000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1">
          <table:table-cell office:value-type="string" calcext:value-type="string">
            <text:p>ORDERS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5000000" calcext:value-type="float">
            <text:p>15000000</text:p>
          </table:table-cell>
        </table:table-row>
        <table:table-row table:style-name="ro1">
          <table:table-cell office:value-type="string" calcext:value-type="string">
            <text:p>LINEITEM</text:p>
          </table:table-cell>
          <table:table-cell office:value-type="float" office:value="6001215" calcext:value-type="float">
            <text:p>6001215</text:p>
          </table:table-cell>
          <table:table-cell office:value-type="float" office:value="59986052" calcext:value-type="float">
            <text:p>59986052</text:p>
          </table:table-cell>
        </table:table-row>
        <table:table-row table:style-name="ro1">
          <table:table-cell office:value-type="string" calcext:value-type="string">
            <text:p>NATION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EGION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661245" calcext:value-type="float">
            <text:p>8661245</text:p>
          </table:table-cell>
          <table:table-cell office:value-type="float" office:value="86586132" calcext:value-type="float">
            <text:p>86586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01:50:23.680000000</meta:creation-date>
    <dc:date>2020-10-13T01:53:18.530000000</dc:date>
    <meta:editing-duration>PT2M58S</meta:editing-duration>
    <meta:editing-cycles>1</meta:editing-cycles>
    <meta:document-statistic meta:table-count="1" meta:cell-count="30" meta:object-count="0"/>
    <meta:generator>LibreOffice/5.2.7.2$Windows_X86_64 LibreOffice_project/2b7f1e640c46ceb28adf43ee075a6e8b8439ed10</meta:generator>
  </office:meta>
</office:document-meta>
</file>